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97f" officeooo:paragraph-rsid="00059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will meet once a week with Dr. Ramamoorthi and the other members of the project group to discuss current progress and future goals, and once a week with the rest of the students working under Dr. Ramamoorthi to share this project’s progress and learn about everyone else’s projects. I will continue the work we started over the summer by implementing new integral approximation methods and testing/data visualization functions. As applicable, I will study papers and graphics resources, either to directly further the project or to advance my own understanding to be better able to contrib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08:48:43.541000000</meta:creation-date>
    <dc:date>2021-09-22T08:56:52.992000000</dc:date>
    <meta:editing-duration>PT8M10S</meta:editing-duration>
    <meta:editing-cycles>1</meta:editing-cycles>
    <meta:document-statistic meta:table-count="0" meta:image-count="0" meta:object-count="0" meta:page-count="1" meta:paragraph-count="1" meta:word-count="96" meta:character-count="595" meta:non-whitespace-character-count="500"/>
    <meta:generator>LibreOffice/6.2.8.2$Windows_X86_64 LibreOffice_project/f82ddfca21ebc1e222a662a32b25c0c9d20169ee</meta:generator>
  </office:meta>
</office:document-meta>
</file>